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c7b" officeooo:paragraph-rsid="00066c7b"/>
    </style:style>
    <style:style style:name="P2" style:family="paragraph" style:parent-style-name="Standard">
      <style:text-properties fo:font-weight="bold" officeooo:rsid="00066c7b" officeooo:paragraph-rsid="00066c7b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66c7b" officeooo:paragraph-rsid="00066c7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af443" officeooo:paragraph-rsid="000af44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6c7b" officeooo:paragraph-rsid="00066c7b" style:font-weight-asian="bold" style:font-weight-complex="bold"/>
    </style:style>
    <style:style style:name="P6" style:family="paragraph" style:parent-style-name="Standard">
      <style:text-properties officeooo:rsid="00066c7b" officeooo:paragraph-rsid="00066c7b"/>
    </style:style>
    <style:style style:name="P7" style:family="paragraph" style:parent-style-name="Standard">
      <style:text-properties officeooo:rsid="000af443" officeooo:paragraph-rsid="000af44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bd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Using chmod command </text:p>
      <text:p text:style-name="P3"/>
      <text:p text:style-name="P2">#a)Assigning all the rights to owner,group and other users </text:p>
      <text:p text:style-name="P1"/>
      <text:p text:style-name="P1">chmod 777 filename </text:p>
      <text:p text:style-name="P1"/>
      <text:p text:style-name="P2">#b)Taking away all the rights from owner,group and other users </text:p>
      <text:p text:style-name="P2"/>
      <text:p text:style-name="P1">chmod -777 filename </text:p>
      <text:p text:style-name="P1">or </text:p>
      <text:p text:style-name="P1">chmod 000 filename </text:p>
      <text:p text:style-name="P1"/>
      <text:p text:style-name="P2">#c)Assign the following rights: </text:p>
      <text:p text:style-name="P1"/>
      <text:p text:style-name="P1">owner-should be able to read,write and execute the file </text:p>
      <text:p text:style-name="P1">group-should be able to only read and execute the file </text:p>
      <text:p text:style-name="P1">other users-should be able to only read the file </text:p>
      <text:p text:style-name="P1"/>
      <text:p text:style-name="P1">chmod 754 filename </text:p>
      <text:p text:style-name="P1"/>
      <text:p text:style-name="P1"/>
      <text:p text:style-name="P5"><text:span text:style-name="T1">#Using chown command</text:span> </text:p>
      <text:p text:style-name="P1"/>
      <text:p text:style-name="P1">chown new_owner filename </text:p>
      <text:p text:style-name="P1"/>
      <text:p text:style-name="P1"/>
      <text:p text:style-name="P3">#Using umask command </text:p>
      <text:p text:style-name="P5"/>
      <text:p text:style-name="P2">a)Checking the default umask </text:p>
      <text:p text:style-name="P1">umask </text:p>
      <text:p text:style-name="P1"/>
      <text:p text:style-name="P2">b)Checkin<text:span text:style-name="T2">g</text:span> the <text:s/>default umask symbolically </text:p>
      <text:p text:style-name="P1">umask -S </text:p>
      <text:p text:style-name="P1"/>
      <text:p text:style-name="P2">c)Assigning a new umask </text:p>
      <text:p text:style-name="P4"/>
      <text:p text:style-name="P4">Symbolicaly it can be assigned as follows</text:p>
      <text:p text:style-name="P1">umask u=rw,g=r,o=w </text:p>
      <text:p text:style-name="P1"/>
      <text:p text:style-name="P4">Numerically it can be assigned as follows</text:p>
      <text:p text:style-name="P1">umask 022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8:50.468167801</meta:creation-date>
    <dc:date>2016-10-25T12:16:11.797128894</dc:date>
    <meta:editing-duration>PT2M41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10" meta:character-count="704" meta:non-whitespace-character-count="595"/>
  </office:meta>
</office:document-meta>
</file>